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language="en" fo:country="US"/>
    </style:style>
    <style:style style:name="P3" style:parent-style-name="PreformattedText" style:family="paragraph">
      <style:text-properties fo:language="en" fo:country="US"/>
    </style:style>
    <style:style style:name="P4" style:parent-style-name="Standard" style:list-style-name="LFO1" style:family="paragraph"/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T19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HTTP-Authentification</text:p>
      <text:p text:style-name="Standard"/>
      <text:list text:style-name="LFO1" text:continue-numbering="true">
        <text:list-item>
          <text:p text:style-name="P2">add to header (if needed):</text:p>
        </text:list-item>
      </text:list>
      <text:p text:style-name="P3">WWW-Authenticate: Basic realm="RealmName"</text:p>
      <text:list text:style-name="LFO1" text:continue-numbering="true">
        <text:list-item>
          <text:p text:style-name="P4">parse response</text:p>
        </text:list-item>
      </text:list>
      <text:p text:style-name="Standard"/>
      <text:p text:style-name="P5">"auth.xml"<text:s/>contains authentification needs. Structure like:</text:p>
      <text:p text:style-name="P6"/>
      <text:p text:style-name="P7">&lt;?xml&gt;</text:p>
      <text:p text:style-name="P8">&lt;authentification&gt;</text:p>
      <text:p text:style-name="P9"><text:tab/>&lt;ip expr="regular expression"&gt;</text:p>
      <text:p text:style-name="P10"><text:tab/><text:tab/>&lt;user&gt;Name&lt;/user&gt;</text:p>
      <text:p text:style-name="P11"><text:tab/><text:tab/>&lt;password&gt;Password<text:s/>as SHA1&lt;/password&gt;</text:p>
      <text:p text:style-name="P12"><text:tab/>&lt;/ip&gt;</text:p>
      <text:p text:style-name="P13"><text:tab/>&lt;ip expr="regular expression"&gt;</text:p>
      <text:p text:style-name="P14"><text:tab/><text:tab/>&lt;user&gt;Name&lt;/user&gt;</text:p>
      <text:p text:style-name="P15"><text:tab/><text:tab/>&lt;password&gt;Password<text:s/>as SHA1&lt;/password&gt;</text:p>
      <text:p text:style-name="P16"><text:tab/>&lt;/ip&gt;</text:p>
      <text:p text:style-name="P17">&lt;/authentfication&gt;</text:p>
      <text:p text:style-name="P18"/>
      <text:p text:style-name="Standard"><text:span text:style-name="T19">Will be parsed from head to end. The first matching rule will be us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Josh</dc:creator>
    <meta:creation-date>2009-04-16T11:32:00Z</meta:creation-date>
    <dc:date>2012-08-15T17:16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6" meta:character-count="483" meta:row-count="3" meta:non-whitespace-character-count="418"/>
  </office:meta>
</office:document-meta>
</file>